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1.632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53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62"/>
    <style:style style:name="ce22" style:family="table-cell" style:parent-style-name="Default" style:data-style-name="N2"/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lculo_w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17" office:value-type="string" calcext:value-type="string">
            <text:p>D(m)</text:p>
          </table:table-cell>
          <table:table-cell table:style-name="ce17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,65</text:p>
          </table:table-cell>
          <table:table-cell table:style-name="ce17" office:value-type="float" office:value="0.65" calcext:value-type="float">
            <text:p>0,6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7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17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18" table:formula="of:=[.B2]" office:value-type="float" office:value="6.5" calcext:value-type="float">
            <text:p>6,50</text:p>
          </table:table-cell>
          <table:table-cell table:style-name="ce19" table:formula="of:=[.C2]*[.A10]" office:value-type="float" office:value="104" calcext:value-type="float">
            <text:p>104,00</text:p>
          </table:table-cell>
          <table:table-cell table:style-name="ce19" table:formula="of:=([.B10]+[.B9])*0.5" office:value-type="float" office:value="52" calcext:value-type="float">
            <text:p>52,00</text:p>
          </table:table-cell>
          <table:table-cell table:style-name="ce19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22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19" table:formula="of:=+[.$K$2]-[.A10]-6*[.L2]" office:value-type="float" office:value="3.25" calcext:value-type="float">
            <text:p>3,25</text:p>
          </table:table-cell>
          <table:table-cell table:style-name="ce19" table:formula="of:=[.B10]+[.A11]*([.D2]-9.81)" office:value-type="float" office:value="130.6175" calcext:value-type="float">
            <text:p>130,62</text:p>
          </table:table-cell>
          <table:table-cell table:style-name="ce19" table:formula="of:=([.B11]+[.B10])*0.5" office:value-type="float" office:value="117.30875" calcext:value-type="float">
            <text:p>117,31</text:p>
          </table:table-cell>
          <table:table-cell table:style-name="ce19" table:formula="of:=IF([.$I$2]*[.$J$2]*[.C11]*TAN(RADIANS([.$G$2]))&lt;=120;[.$I$2]*[.$J$2]*[.C11]*TAN(RADIANS([.$G$2]));120)" office:value-type="float" office:value="41.0264763701926" calcext:value-type="float">
            <text:p>41,03</text:p>
          </table:table-cell>
          <table:table-cell table:style-name="ce22" table:formula="of:=[.D11]*PI()*[.$L$2]*[.A11]" office:value-type="float" office:value="272.276907170863" calcext:value-type="float">
            <text:p>272,28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hf=</text:p>
          </table:table-cell>
          <table:table-cell table:style-name="ce22" table:formula="of:=SUM([.E10:.E11])" office:value-type="float" office:value="513.663831383846" calcext:value-type="float">
            <text:p>513,6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f=</text:p>
          </table:table-cell>
          <table:table-cell table:style-name="ce22" table:formula="of:=[.E13]/[.$M$2]" office:value-type="float" office:value="171.221277127949" calcext:value-type="float">
            <text:p>171,22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21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22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17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S(m2)</text:p>
          </table:table-cell>
          <table:table-cell table:style-name="ce17" office:value-type="string" calcext:value-type="string">
            <text:p>kPa</text:p>
          </table:table-cell>
          <table:table-cell/>
          <table:table-cell table:style-name="ce19" table:formula="of:=IF([.B22]*[.B26]*[.H2]&lt;=20000;[.B22]*[.B26]*[.H2];20000)" office:value-type="float" office:value="4120.20500238242" calcext:value-type="float">
            <text:p>4120,21</text:p>
          </table:table-cell>
          <table:table-cell table:style-name="ce19" table:formula="of:=[.D25]*PI()*0.25*[.$L$2]*[.$L$2]" office:value-type="float" office:value="1367.21060911493" calcext:value-type="float">
            <text:p>1367,21</text:p>
          </table:table-cell>
          <table:table-cell table:number-columns-repeated="8"/>
        </table:table-row>
        <table:table-row table:style-name="ro2">
          <table:table-cell table:style-name="ce20" table:formula="of:=PI()*0.25*[.L2]*[.L2]" office:value-type="float" office:value="0.331830724035422" calcext:value-type="float">
            <text:p>0,332</text:p>
          </table:table-cell>
          <table:table-cell table:style-name="ce17" table:formula="of:=[.B10]+([.A11]+9*[.L2]*0.5)*([.D2]-9.81)" office:value-type="float" office:value="154.57325" calcext:value-type="float">
            <text:p>154,5732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3" office:value-type="string" calcext:value-type="string">
            <text:p>Qhp=</text:p>
          </table:table-cell>
          <table:table-cell table:style-name="ce22" table:formula="of:=[.E25]" office:value-type="float" office:value="1367.21060911493" calcext:value-type="float">
            <text:p>1367,2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p=</text:p>
          </table:table-cell>
          <table:table-cell table:style-name="ce22" table:formula="of:=[.E27]/[.M2]" office:value-type="float" office:value="455.736869704975" calcext:value-type="float">
            <text:p>455,7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adm=</text:p>
          </table:table-cell>
          <table:table-cell table:style-name="ce22" table:formula="of:=[.E28]+[.E14]" office:value-type="float" office:value="626.958146832924" calcext:value-type="float">
            <text:p>626,96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f:</text:p>
          </table:table-cell>
          <table:table-cell office:value-type="string" calcext:value-type="string">
            <text:p><text:a xlink:href="https://calculocivil.com/es/estructura/pilote/calc?perforado#result" xlink:type="simple">https://calculocivil.com/es/estructura/pilote/calc?perforado#result</text:a></text:p>
          </table:table-cell>
          <table:table-cell table:number-columns-repeated="11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web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17" office:value-type="string" calcext:value-type="string">
            <text:p>D(m)</text:p>
          </table:table-cell>
          <table:table-cell table:style-name="ce17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0.65" calcext:value-type="float">
            <text:p>0,6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7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17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18" table:formula="of:=[.B2]" office:value-type="float" office:value="6.5" calcext:value-type="float">
            <text:p>6,50</text:p>
          </table:table-cell>
          <table:table-cell table:style-name="ce19" table:formula="of:=[.C2]*[.A10]" office:value-type="float" office:value="104" calcext:value-type="float">
            <text:p>104,00</text:p>
          </table:table-cell>
          <table:table-cell table:style-name="ce19" table:formula="of:=([.B10]+[.B9])*0.5" office:value-type="float" office:value="52" calcext:value-type="float">
            <text:p>52,00</text:p>
          </table:table-cell>
          <table:table-cell table:style-name="ce19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22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19" table:formula="of:=+[.$K$2]-[.A10]-6*[.L2]" office:value-type="float" office:value="4.6" calcext:value-type="float">
            <text:p>4,60</text:p>
          </table:table-cell>
          <table:table-cell table:style-name="ce19" table:formula="of:=[.B10]+[.A11]*([.D2]-9.81)" office:value-type="float" office:value="141.674" calcext:value-type="float">
            <text:p>141,67</text:p>
          </table:table-cell>
          <table:table-cell table:style-name="ce19" table:formula="of:=([.B11]+[.B10])*0.5" office:value-type="float" office:value="122.837" calcext:value-type="float">
            <text:p>122,84</text:p>
          </table:table-cell>
          <table:table-cell table:style-name="ce19" table:formula="of:=IF([.$I$2]*[.$J$2]*[.C11]*TAN(RADIANS([.$G$2]))&lt;=120;[.$I$2]*[.$J$2]*[.C11]*TAN(RADIANS([.$G$2]));120)" office:value-type="float" office:value="42.9598753535892" calcext:value-type="float">
            <text:p>42,96</text:p>
          </table:table-cell>
          <table:table-cell table:style-name="ce22" table:formula="of:=[.D11]*PI()*[.$L$2]*[.A11]" office:value-type="float" office:value="403.537662141807" calcext:value-type="float">
            <text:p>403,54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hf=</text:p>
          </table:table-cell>
          <table:table-cell table:style-name="ce22" table:formula="of:=SUM([.E10:.E11])" office:value-type="float" office:value="644.92458635479" calcext:value-type="float">
            <text:p>644,9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f=</text:p>
          </table:table-cell>
          <table:table-cell table:style-name="ce22" table:formula="of:=[.E13]/[.$M$2]" office:value-type="float" office:value="214.974862118263" calcext:value-type="float">
            <text:p>214,97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21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22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17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S(m2)</text:p>
          </table:table-cell>
          <table:table-cell table:style-name="ce17" office:value-type="string" calcext:value-type="string">
            <text:p>kPa</text:p>
          </table:table-cell>
          <table:table-cell/>
          <table:table-cell table:style-name="ce19" table:formula="of:=IF([.B22]*[.B26]*[.H2]&lt;=20000;[.B22]*[.B26]*[.H2];20000)" office:value-type="float" office:value="4414.9199456785" calcext:value-type="float">
            <text:p>4414,92</text:p>
          </table:table-cell>
          <table:table-cell table:style-name="ce19" table:formula="of:=[.D25]*PI()*0.25*[.$L$2]*[.$L$2]" office:value-type="float" office:value="1465.00608213292" calcext:value-type="float">
            <text:p>1465,01</text:p>
          </table:table-cell>
          <table:table-cell table:number-columns-repeated="8"/>
        </table:table-row>
        <table:table-row table:style-name="ro2">
          <table:table-cell table:style-name="ce20" table:formula="of:=PI()*0.25*[.L2]*[.L2]" office:value-type="float" office:value="0.331830724035422" calcext:value-type="float">
            <text:p>0,332</text:p>
          </table:table-cell>
          <table:table-cell table:style-name="ce17" table:formula="of:=[.B10]+([.A11]+9*[.L2]*0.5)*([.D2]-9.81)" office:value-type="float" office:value="165.62975" calcext:value-type="float">
            <text:p>165,6297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3" office:value-type="string" calcext:value-type="string">
            <text:p>Qhp=</text:p>
          </table:table-cell>
          <table:table-cell table:style-name="ce22" table:formula="of:=[.E25]" office:value-type="float" office:value="1465.00608213292" calcext:value-type="float">
            <text:p>1465,0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p=</text:p>
          </table:table-cell>
          <table:table-cell table:style-name="ce22" table:formula="of:=[.E27]/[.M2]" office:value-type="float" office:value="488.335360710975" calcext:value-type="float">
            <text:p>488,3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adm=</text:p>
          </table:table-cell>
          <table:table-cell table:style-name="ce22" table:formula="of:=[.E28]+[.E14]" office:value-type="float" office:value="703.310222829238" calcext:value-type="float">
            <text:p>703,31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f:</text:p>
          </table:table-cell>
          <table:table-cell office:value-type="string" calcext:value-type="string">
            <text:p><text:a xlink:href="https://calculocivil.com/es/estructura/pilote/calc?perforado#result" xlink:type="simple">https://calculocivil.com/es/estructura/pilote/calc?perforado#result</text:a></text:p>
          </table:table-cell>
          <table:table-cell table:number-columns-repeated="11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17" office:value-type="string" calcext:value-type="string">
            <text:p>D(m)</text:p>
          </table:table-cell>
          <table:table-cell table:style-name="ce17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30" calcext:value-type="float">
            <text:p>30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0.65" calcext:value-type="float">
            <text:p>0,6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7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17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18" table:formula="of:=[.B2]" office:value-type="float" office:value="6.5" calcext:value-type="float">
            <text:p>6,50</text:p>
          </table:table-cell>
          <table:table-cell table:style-name="ce19" table:formula="of:=[.C2]*[.A10]" office:value-type="float" office:value="104" calcext:value-type="float">
            <text:p>104,00</text:p>
          </table:table-cell>
          <table:table-cell table:style-name="ce19" table:formula="of:=([.B10]+[.B9])*0.5" office:value-type="float" office:value="52" calcext:value-type="float">
            <text:p>52,00</text:p>
          </table:table-cell>
          <table:table-cell table:style-name="ce19" table:formula="of:=IF([.$I$2]*[.$J$2]*[.C10]*TAN(RADIANS([.$G$2]))&lt;=120;[.$I$2]*[.$J$2]*[.C10]*TAN(RADIANS([.$G$2]));120)" office:value-type="float" office:value="22.5166604983954" calcext:value-type="float">
            <text:p>22,52</text:p>
          </table:table-cell>
          <table:table-cell table:style-name="ce22" table:formula="of:=[.D10]*PI()*[.$L$2]*[.A10]" office:value-type="float" office:value="298.868790241693" calcext:value-type="float">
            <text:p>298,87</text:p>
          </table:table-cell>
          <table:table-cell table:number-columns-repeated="8"/>
        </table:table-row>
        <table:table-row table:style-name="ro2">
          <table:table-cell table:style-name="ce19" table:formula="of:=+[.$K$2]-[.A10]" office:value-type="float" office:value="8.5" calcext:value-type="float">
            <text:p>8,50</text:p>
          </table:table-cell>
          <table:table-cell table:style-name="ce19" table:formula="of:=[.B10]+[.A11]*([.D2]-9.81)" office:value-type="float" office:value="173.615" calcext:value-type="float">
            <text:p>173,62</text:p>
          </table:table-cell>
          <table:table-cell table:style-name="ce19" table:formula="of:=([.B11]+[.B10])*0.5" office:value-type="float" office:value="138.8075" calcext:value-type="float">
            <text:p>138,81</text:p>
          </table:table-cell>
          <table:table-cell table:style-name="ce19" table:formula="of:=IF([.$I$2]*[.$J$2]*[.C11]*TAN(RADIANS([.$G$2]))&lt;=120;[.$I$2]*[.$J$2]*[.C11]*TAN(RADIANS([.$G$2]));120)" office:value-type="float" office:value="60.1054106179042" calcext:value-type="float">
            <text:p>60,11</text:p>
          </table:table-cell>
          <table:table-cell table:style-name="ce22" table:formula="of:=[.D11]*PI()*[.$L$2]*[.A11]" office:value-type="float" office:value="1043.26760832109" calcext:value-type="float">
            <text:p>1043,27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hf=</text:p>
          </table:table-cell>
          <table:table-cell table:style-name="ce22" table:formula="of:=SUM([.E10:.E11])" office:value-type="float" office:value="1342.13639856278" calcext:value-type="float">
            <text:p>1342,1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f=</text:p>
          </table:table-cell>
          <table:table-cell table:style-name="ce22" table:formula="of:=[.E13]/[.$M$2]" office:value-type="float" office:value="447.378799520927" calcext:value-type="float">
            <text:p>447,38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2.5*155*10.7" office:value-type="float" office:value="4146.25" calcext:value-type="float">
            <text:p>4146,25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21" table:formula="of:=RADIANS([.G2])" office:value-type="float" office:value="0.523598775598299" calcext:value-type="float">
            <text:p>0,52360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22" table:formula="of:=((1+SIN([.B20]))/(1-SIN([.B20])))*EXP(PI()*TAN([.B20]))" office:value-type="float" office:value="18.4011222187087" calcext:value-type="float">
            <text:p>18,4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17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S(m2)</text:p>
          </table:table-cell>
          <table:table-cell table:style-name="ce17" office:value-type="string" calcext:value-type="string">
            <text:p>kPa</text:p>
          </table:table-cell>
          <table:table-cell/>
          <table:table-cell table:style-name="ce19" table:formula="of:=IF([.B22]*[.B26]*[.H2]&lt;=20000;[.B22]*[.B26]*[.H2];20000)" office:value-type="float" office:value="7986.77708500277" calcext:value-type="float">
            <text:p>7986,78</text:p>
          </table:table-cell>
          <table:table-cell table:style-name="ce19" table:formula="of:=[.D25]*PI()*0.25*[.$L$2]*[.$L$2]" office:value-type="float" office:value="2650.25802282599" calcext:value-type="float">
            <text:p>2650,26</text:p>
          </table:table-cell>
          <table:table-cell table:number-columns-repeated="8"/>
        </table:table-row>
        <table:table-row table:style-name="ro2">
          <table:table-cell table:style-name="ce20" table:formula="of:=PI()*0.25*[.L2]*[.L2]" office:value-type="float" office:value="0.331830724035422" calcext:value-type="float">
            <text:p>0,332</text:p>
          </table:table-cell>
          <table:table-cell table:style-name="ce19" table:formula="of:=[.B11]" office:value-type="float" office:value="173.615" calcext:value-type="float">
            <text:p>173,6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3" office:value-type="string" calcext:value-type="string">
            <text:p>Qhp=</text:p>
          </table:table-cell>
          <table:table-cell table:style-name="ce22" table:formula="of:=[.E25]" office:value-type="float" office:value="2650.25802282599" calcext:value-type="float">
            <text:p>2650,2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p=</text:p>
          </table:table-cell>
          <table:table-cell table:style-name="ce22" table:formula="of:=[.E27]/[.M2]" office:value-type="float" office:value="883.419340941995" calcext:value-type="float">
            <text:p>883,42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adm=</text:p>
          </table:table-cell>
          <table:table-cell table:style-name="ce22" table:formula="of:=[.E14]+[.E28]" office:value-type="float" office:value="1330.79814046292" calcext:value-type="float">
            <text:p>1330,80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2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17" office:value-type="string" calcext:value-type="string">
            <text:p>D(m)</text:p>
          </table:table-cell>
          <table:table-cell table:style-name="ce17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8" calcext:value-type="float">
            <text:p>18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.65" calcext:value-type="float">
            <text:p>0,6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7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17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18" table:formula="of:=[.B2]" office:value-type="float" office:value="6.5" calcext:value-type="float">
            <text:p>6,50</text:p>
          </table:table-cell>
          <table:table-cell table:style-name="ce19" table:formula="of:=[.C2]*[.A10]" office:value-type="float" office:value="104" calcext:value-type="float">
            <text:p>104,00</text:p>
          </table:table-cell>
          <table:table-cell table:style-name="ce19" table:formula="of:=([.B10]+[.B9])*0.5" office:value-type="float" office:value="52" calcext:value-type="float">
            <text:p>52,00</text:p>
          </table:table-cell>
          <table:table-cell table:style-name="ce19" table:formula="of:=IF([.$I$2]*[.$J$2]*[.C10]*TAN(RADIANS([.$G$2]))&lt;=120;[.$I$2]*[.$J$2]*[.C10]*TAN(RADIANS([.$G$2]));120)" office:value-type="float" office:value="12.6718681530833" calcext:value-type="float">
            <text:p>12,67</text:p>
          </table:table-cell>
          <table:table-cell table:style-name="ce22" table:formula="of:=[.D10]*PI()*[.$L$2]*[.A10]" office:value-type="float" office:value="168.196607364762" calcext:value-type="float">
            <text:p>168,20</text:p>
          </table:table-cell>
          <table:table-cell table:number-columns-repeated="8"/>
        </table:table-row>
        <table:table-row table:style-name="ro2">
          <table:table-cell table:style-name="ce19" table:formula="of:=+[.$K$2]-[.A10]" office:value-type="float" office:value="13.5" calcext:value-type="float">
            <text:p>13,50</text:p>
          </table:table-cell>
          <table:table-cell table:style-name="ce19" table:formula="of:=[.B10]+[.A11]*([.D2]-9.81)" office:value-type="float" office:value="214.565" calcext:value-type="float">
            <text:p>214,57</text:p>
          </table:table-cell>
          <table:table-cell table:style-name="ce19" table:formula="of:=([.B11]+[.B10])*0.5" office:value-type="float" office:value="159.2825" calcext:value-type="float">
            <text:p>159,28</text:p>
          </table:table-cell>
          <table:table-cell table:style-name="ce19" table:formula="of:=IF([.$I$2]*[.$J$2]*[.C11]*TAN(RADIANS([.$G$2]))&lt;=120;[.$I$2]*[.$J$2]*[.C11]*TAN(RADIANS([.$G$2]));120)" office:value-type="float" office:value="38.8155161364134" calcext:value-type="float">
            <text:p>38,82</text:p>
          </table:table-cell>
          <table:table-cell table:style-name="ce22" table:formula="of:=[.D11]*PI()*[.$L$2]*[.A11]" office:value-type="float" office:value="1070.0457914787" calcext:value-type="float">
            <text:p>1070,05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hf=</text:p>
          </table:table-cell>
          <table:table-cell table:style-name="ce22" table:formula="of:=SUM([.E10:.E11])" office:value-type="float" office:value="1238.24239884346" calcext:value-type="float">
            <text:p>1238,2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f=</text:p>
          </table:table-cell>
          <table:table-cell table:style-name="ce22" table:formula="of:=[.E13]/[.$M$2]" office:value-type="float" office:value="412.747466281153" calcext:value-type="float">
            <text:p>412,75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21" table:formula="of:=RADIANS([.G2])" office:value-type="float" office:value="0.314159265358979" calcext:value-type="float">
            <text:p>0,31416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22" table:formula="of:=((1+SIN([.B20]))/(1-SIN([.B20])))*EXP(PI()*TAN([.B20]))" office:value-type="float" office:value="5.25763785902492" calcext:value-type="float">
            <text:p>5,2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17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S(m2)</text:p>
          </table:table-cell>
          <table:table-cell table:style-name="ce17" office:value-type="string" calcext:value-type="string">
            <text:p>kPa</text:p>
          </table:table-cell>
          <table:table-cell/>
          <table:table-cell table:style-name="ce19" table:formula="of:=IF([.B22]*[.B26]*[.H2]&lt;=20000;[.B22]*[.B26]*[.H2];20000)" office:value-type="float" office:value="2820.26266805421" calcext:value-type="float">
            <text:p>2820,26</text:p>
          </table:table-cell>
          <table:table-cell table:style-name="ce19" table:formula="of:=[.D25]*PI()*0.25*[.$L$2]*[.$L$2]" office:value-type="float" office:value="935.849803110498" calcext:value-type="float">
            <text:p>935,85</text:p>
          </table:table-cell>
          <table:table-cell table:number-columns-repeated="8"/>
        </table:table-row>
        <table:table-row table:style-name="ro2">
          <table:table-cell table:style-name="ce20" table:formula="of:=PI()*0.25*[.L2]*[.L2]" office:value-type="float" office:value="0.331830724035422" calcext:value-type="float">
            <text:p>0,332</text:p>
          </table:table-cell>
          <table:table-cell table:style-name="ce19" table:formula="of:=[.B11]" office:value-type="float" office:value="214.565" calcext:value-type="float">
            <text:p>214,57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3" office:value-type="string" calcext:value-type="string">
            <text:p>Qhp=</text:p>
          </table:table-cell>
          <table:table-cell table:style-name="ce22" table:formula="of:=[.E25]" office:value-type="float" office:value="935.849803110498" calcext:value-type="float">
            <text:p>935,8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p=</text:p>
          </table:table-cell>
          <table:table-cell table:style-name="ce22" table:formula="of:=[.E27]/[.M2]" office:value-type="float" office:value="311.949934370166" calcext:value-type="float">
            <text:p>311,95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adm=</text:p>
          </table:table-cell>
          <table:table-cell table:style-name="ce22" table:formula="of:=[.E28]+[.E14]" office:value-type="float" office:value="724.697400651319" calcext:value-type="float">
            <text:p>724,70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3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17" office:value-type="string" calcext:value-type="string">
            <text:p>D(m)</text:p>
          </table:table-cell>
          <table:table-cell table:style-name="ce17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8" calcext:value-type="float">
            <text:p>18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7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17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18" table:formula="of:=[.B2]" office:value-type="float" office:value="2" calcext:value-type="float">
            <text:p>2,00</text:p>
          </table:table-cell>
          <table:table-cell table:style-name="ce19" table:formula="of:=[.C2]*[.A10]" office:value-type="float" office:value="32" calcext:value-type="float">
            <text:p>32,00</text:p>
          </table:table-cell>
          <table:table-cell table:style-name="ce19" table:formula="of:=([.B10]+[.B9])*0.5" office:value-type="float" office:value="16" calcext:value-type="float">
            <text:p>16,00</text:p>
          </table:table-cell>
          <table:table-cell table:style-name="ce19" table:formula="of:=IF([.$I$2]*[.$J$2]*[.C10]*TAN(RADIANS([.$G$2]))&lt;=120;[.$I$2]*[.$J$2]*[.C10]*TAN(RADIANS([.$G$2]));120)" office:value-type="float" office:value="3.89903635479488" calcext:value-type="float">
            <text:p>3,90</text:p>
          </table:table-cell>
          <table:table-cell table:style-name="ce22" table:formula="of:=[.D10]*PI()*[.$L$2]*[.A10]" office:value-type="float" office:value="24.4983679366062" calcext:value-type="float">
            <text:p>24,50</text:p>
          </table:table-cell>
          <table:table-cell table:number-columns-repeated="8"/>
        </table:table-row>
        <table:table-row table:style-name="ro2">
          <table:table-cell table:style-name="ce19" table:formula="of:=+[.$K$2]-[.A10]" office:value-type="float" office:value="18" calcext:value-type="float">
            <text:p>18,00</text:p>
          </table:table-cell>
          <table:table-cell table:style-name="ce19" table:formula="of:=[.B10]+[.A11]*([.D2]-9.81)" office:value-type="float" office:value="179.42" calcext:value-type="float">
            <text:p>179,42</text:p>
          </table:table-cell>
          <table:table-cell table:style-name="ce19" table:formula="of:=([.B11]+[.B10])*0.5" office:value-type="float" office:value="105.71" calcext:value-type="float">
            <text:p>105,71</text:p>
          </table:table-cell>
          <table:table-cell table:style-name="ce19" table:formula="of:=IF([.$I$2]*[.$J$2]*[.C11]*TAN(RADIANS([.$G$2]))&lt;=120;[.$I$2]*[.$J$2]*[.C11]*TAN(RADIANS([.$G$2]));120)" office:value-type="float" office:value="25.7604458165854" calcext:value-type="float">
            <text:p>25,76</text:p>
          </table:table-cell>
          <table:table-cell table:style-name="ce22" table:formula="of:=[.D11]*PI()*[.$L$2]*[.A11]" office:value-type="float" office:value="1456.71889195049" calcext:value-type="float">
            <text:p>1456,72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hf=</text:p>
          </table:table-cell>
          <table:table-cell table:style-name="ce22" table:formula="of:=SUM([.E10:.E11])" office:value-type="float" office:value="1481.21725988709" calcext:value-type="float">
            <text:p>1481,2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f=</text:p>
          </table:table-cell>
          <table:table-cell table:style-name="ce22" table:formula="of:=[.E13]/[.$M$2]" office:value-type="float" office:value="493.739086629031" calcext:value-type="float">
            <text:p>493,7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21" table:formula="of:=RADIANS([.G2])" office:value-type="float" office:value="0.314159265358979" calcext:value-type="float">
            <text:p>0,31416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22" table:formula="of:=((1+SIN([.B20]))/(1-SIN([.B20])))*EXP(PI()*TAN([.B20]))" office:value-type="float" office:value="5.25763785902492" calcext:value-type="float">
            <text:p>5,2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17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S(m2)</text:p>
          </table:table-cell>
          <table:table-cell table:style-name="ce17" office:value-type="string" calcext:value-type="string">
            <text:p>kPa</text:p>
          </table:table-cell>
          <table:table-cell/>
          <table:table-cell table:style-name="ce19" table:formula="of:=IF([.B22]*[.B26]*[.H2]&lt;=20000;[.B22]*[.B26]*[.H2];20000)" office:value-type="float" office:value="2358.31346166563" calcext:value-type="float">
            <text:p>2358,31</text:p>
          </table:table-cell>
          <table:table-cell table:style-name="ce19" table:formula="of:=[.D25]*PI()*0.25*[.$L$2]*[.$L$2]" office:value-type="float" office:value="1852.21506150766" calcext:value-type="float">
            <text:p>1852,22</text:p>
          </table:table-cell>
          <table:table-cell table:number-columns-repeated="8"/>
        </table:table-row>
        <table:table-row table:style-name="ro2">
          <table:table-cell table:style-name="ce20" table:formula="of:=PI()*0.25*[.L2]*[.L2]" office:value-type="float" office:value="0.785398163397448" calcext:value-type="float">
            <text:p>0,785</text:p>
          </table:table-cell>
          <table:table-cell table:style-name="ce19" table:formula="of:=[.B11]" office:value-type="float" office:value="179.42" calcext:value-type="float">
            <text:p>179,4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3" office:value-type="string" calcext:value-type="string">
            <text:p>Qhp=</text:p>
          </table:table-cell>
          <table:table-cell table:style-name="ce22" table:formula="of:=[.E25]" office:value-type="float" office:value="1852.21506150766" calcext:value-type="float">
            <text:p>1852,2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p=</text:p>
          </table:table-cell>
          <table:table-cell table:style-name="ce22" table:formula="of:=[.E27]/[.M2]" office:value-type="float" office:value="617.405020502554" calcext:value-type="float">
            <text:p>617,41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23" office:value-type="string" calcext:value-type="string">
            <text:p>Qadm=</text:p>
          </table:table-cell>
          <table:table-cell table:style-name="ce22" table:formula="of:=[.E28]+[.E14]" office:value-type="float" office:value="1111.14410713159" calcext:value-type="float">
            <text:p>1111,14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cohes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office:value-type="string" calcext:value-type="string">
            <text:p>L(m)</text:p>
          </table:table-cell>
          <table:table-cell table:style-name="ce17" office:value-type="string" calcext:value-type="string">
            <text:p>D(m)</text:p>
          </table:table-cell>
          <table:table-cell table:style-name="ce17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7" office:value-type="string" calcext:value-type="string">
            <text:p>Potencia </text:p>
          </table:table-cell>
          <table:table-cell table:number-columns-repeated="2"/>
          <table:table-cell office:value-type="string" calcext:value-type="string">
            <text:p>Tensión unitaria fuste</text:p>
          </table:table-cell>
          <table:table-cell table:style-name="ce17" office:value-type="string" calcext:value-type="string">
            <text:p>Qhi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style-name="ce17" table:number-columns-repeated="2"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3"/>
        </table:table-row>
        <table:table-row table:style-name="ro2">
          <table:table-cell table:style-name="ce18" table:formula="of:=[.F2]" office:value-type="float" office:value="15" calcext:value-type="float">
            <text:p>15,00</text:p>
          </table:table-cell>
          <table:table-cell table:style-name="ce17"/>
          <table:table-cell/>
          <table:table-cell table:style-name="ce19" table:formula="of:=(100*[.E2])/(100+[.E2])" office:value-type="float" office:value="55.5555555555556" calcext:value-type="float">
            <text:p>55,56</text:p>
          </table:table-cell>
          <table:table-cell table:style-name="ce22" table:formula="of:=[.D9]*PI()*[.$G$2]*[.A9]" office:value-type="float" office:value="2094.3951023932" calcext:value-type="float">
            <text:p>2094,40</text:p>
          </table:table-cell>
          <table:table-cell table:number-columns-repeated="3"/>
        </table:table-row>
        <table:table-row table:style-name="ro2">
          <table:table-cell table:style-name="ce19" table:number-columns-repeated="4"/>
          <table:table-cell table:style-name="ce2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hf=</text:p>
          </table:table-cell>
          <table:table-cell table:style-name="ce22" table:formula="of:=SUM([.E9:.E9])" office:value-type="float" office:value="2094.3951023932" calcext:value-type="float">
            <text:p>2094,40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3" office:value-type="string" calcext:value-type="string">
            <text:p>Qadf=</text:p>
          </table:table-cell>
          <table:table-cell table:style-name="ce22" table:formula="of:=[.E12]/[.$H$2]" office:value-type="float" office:value="698.131700797732" calcext:value-type="float">
            <text:p>698,13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17" office:value-type="string" calcext:value-type="string">
            <text:p>Q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ea punta</text:p>
          </table:table-cell>
          <table:table-cell table:number-columns-repeated="2"/>
          <table:table-cell table:style-name="ce17" office:value-type="string" calcext:value-type="string">
            <text:p>kPa</text:p>
          </table:table-cell>
          <table:table-cell table:style-name="ce17" office:value-type="string" calcext:value-type="string">
            <text:p>kN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S(m2)</text:p>
          </table:table-cell>
          <table:table-cell table:style-name="ce17"/>
          <table:table-cell/>
          <table:table-cell table:style-name="ce19" table:formula="of:=9*[.E2]" office:value-type="float" office:value="1125" calcext:value-type="float">
            <text:p>1125,00</text:p>
          </table:table-cell>
          <table:table-cell table:style-name="ce19" table:formula="of:=[.D22]*PI()*0.25*[.$G$2]*[.$G$2]" office:value-type="float" office:value="565.486677646163" calcext:value-type="float">
            <text:p>565,49</text:p>
          </table:table-cell>
          <table:table-cell table:number-columns-repeated="3"/>
        </table:table-row>
        <table:table-row table:style-name="ro2">
          <table:table-cell table:style-name="ce20" table:formula="of:=PI()*0.25*[.G2]*[.G2]" office:value-type="float" office:value="0.502654824574367" calcext:value-type="float">
            <text:p>0,503</text:p>
          </table:table-cell>
          <table:table-cell table:style-name="ce19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Qhp=</text:p>
          </table:table-cell>
          <table:table-cell table:style-name="ce22" table:formula="of:=[.E22]" office:value-type="float" office:value="565.486677646163" calcext:value-type="float">
            <text:p>565,4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3" office:value-type="string" calcext:value-type="string">
            <text:p>Qadp=</text:p>
          </table:table-cell>
          <table:table-cell table:style-name="ce22" table:formula="of:=[.E24]/[.H2]" office:value-type="float" office:value="188.495559215388" calcext:value-type="float">
            <text:p>188,50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Qadm=</text:p>
          </table:table-cell>
          <table:table-cell table:style-name="ce22" table:formula="of:=[.E13]+[.E25]" office:value-type="float" office:value="886.627260013119" calcext:value-type="float">
            <text:p>886,63</text:p>
          </table:table-cell>
          <table:table-cell table:number-columns-repeated="3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13" number:min-decimal-places="13" number:min-integer-digits="1"/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6:26:20.3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09:27:47.907000000</meta:creation-date>
    <meta:generator>LibreOffice/24.8.4.2$Windows_X86_64 LibreOffice_project/bb3cfa12c7b1bf994ecc5649a80400d06cd71002</meta:generator>
    <dc:date>2025-01-01T18:16:24.917000000</dc:date>
    <meta:editing-duration>PT6H51M13S</meta:editing-duration>
    <meta:editing-cycles>50</meta:editing-cycles>
    <meta:document-statistic meta:table-count="6" meta:cell-count="433" meta:object-count="0"/>
  </office:meta>
</office:document-meta>
</file>